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 Light1" svg:font-family="'Ubuntu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unset-subtitle">
      <style:graphic-properties draw:fill-color="#ffffff" draw:auto-grow-height="true" fo:min-height="2.73cm"/>
    </style:style>
    <style:style style:name="pr2" style:family="presentation" style:parent-style-name="Sunset-title">
      <style:graphic-properties fo:min-height="4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7cm"/>
    </style:style>
    <style:style style:name="pr5" style:family="presentation" style:parent-style-name="Standard-outline1">
      <style:graphic-properties fo:min-height="12.18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 xml:id="id1" draw:id="id1">
        <office:forms form:automatic-focus="false" form:apply-design-mode="false"/>
        <draw:frame presentation:style-name="pr1" draw:text-style-name="P2" draw:layer="layout" svg:width="23.8cm" svg:height="2.73cm" svg:x="2.2cm" svg:y="16.4cm" presentation:class="subtitle">
          <draw:text-box>
            <text:p text:style-name="P1">@btatmaja</text:p>
          </draw:text-box>
        </draw:frame>
        <draw:frame presentation:style-name="pr2" draw:layer="layout" svg:width="23.8cm" svg:height="4cm" svg:x="2.2cm" svg:y="11.4cm" presentation:class="title" presentation:placeholder="true" presentation:user-transformed="true">
          <draw:text-box/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4.599cm" svg:height="3.507cm" svg:x="2cm" svg:y="0.837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 Light1" svg:font-family="'Ubuntu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Ubuntu1" fo:font-family="Ubuntu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style:text-line-through-type="none" style:font-name="Ubuntu Light1" fo:font-family="'Ubuntu Light'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333333" style:font-name="Ubuntu Light1" fo:font-family="'Ubuntu Light'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color="#333333" style:font-name="Ubuntu Light1" fo:font-family="'Ubuntu Light'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top="0cm" fo:margin-bottom="0.2cm"/>
      <style:text-properties fo:color="#333333" style:font-name="Ubuntu Light1" fo:font-family="'Ubuntu Light'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top="0cm" fo:margin-bottom="0.1cm"/>
      <style:text-properties fo:color="#333333" style:font-name="Ubuntu Light1" fo:font-family="'Ubuntu Light'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top="0cm" fo:margin-bottom="0.1cm"/>
      <style:text-properties fo:color="#333333" style:font-name="Ubuntu Light1" fo:font-family="'Ubuntu Light'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top="0cm" fo:margin-bottom="0.1cm"/>
      <style:text-properties fo:color="#333333" style:font-name="Ubuntu Light1" fo:font-family="'Ubuntu Light'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outline1">
      <style:graphic-properties fo:min-height="12.18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unset" style:page-layout-name="PM1" draw:style-name="Mdp1"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2.73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Mpr5" draw:layer="backgroundobjects" svg:width="24cm" svg:height="12.18cm" svg:x="2cm" svg:y="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7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5-10-21T21:00:03.607205318</dc:date>
    <meta:editing-duration>PT3H53M4S</meta:editing-duration>
    <meta:editing-cycles>15</meta:editing-cycles>
    <meta:generator>LibreOffice/4.2.8.2$Linux_X86_64 LibreOffice_project/420m0$Build-2</meta:generator>
    <dc:creator>Bagus Tris Atmaja</dc:creator>
    <meta:document-statistic meta:object-count="42"/>
  </office:meta>
</office:document-meta>
</file>